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r</mi>
                  </msup>
                </mrow>
              </mrow>
              <mo fence="true" stretchy="false">)</mo>
            </mrow>
            <mrow>
              <mi>'</mi>
              <mo stretchy="false">=</mo>
              <mrow>
                <mi>r</mi>
                <mo stretchy="false">∗</mo>
                <mi>f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r</mi>
                  <mo stretchy="false">−</mo>
                  <mn>1</mn>
                </mrow>
              </msup>
              <mo stretchy="false">∗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r</mi>
                  </msup>
                </mrow>
              </mrow>
              <mo fence="true" stretchy="false">)</mo>
            </mrow>
            <mrow>
              <mi>'</mi>
              <mo stretchy="false">=</mo>
              <mrow>
                <mfrac>
                  <mrow>
                    <mi>r</mi>
                    <mo stretchy="false">∗</mo>
                    <mrow>
                      <mi>f</mi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>r</mi>
                      </msup>
                    </mrow>
                  </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f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row>
                    <mo fence="true" stretchy="false">(</mo>
                    <mrow>
                      <mrow>
                        <mi>f</mi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>r</mi>
                        </msup>
                      </mrow>
                    </mrow>
                    <mo fence="true" stretchy="false">)</mo>
                  </mrow>
                  <mrow>
                    <mi>'</mi>
                    <mo stretchy="false">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row>
                    <mi>r</mi>
                    <mo stretchy="false">∗</mo>
                    <mi>f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i>f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r</mi>
            </msup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row>
                    <mo stretchy="false">∫</mo>
                    <mrow>
                      <mrow>
                        <mo fence="true" stretchy="false">(</mo>
                        <mrow>
                          <mrow>
                            <mi>f</mi>
                            <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i>r</mi>
                            </msup>
                          </mrow>
                        </mrow>
                        <mo fence="true" stretchy="false">)</mo>
                      </mrow>
                      <mrow>
                        <mi>'</mi>
                        <mo stretchy="false">∗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row>
                    <mrow>
                      <mi>r</mi>
                      <mo stretchy="false">∗</mo>
                      <mi>f</mi>
                    </mrow>
                    <mi>'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 mathvariant="italic">dx</mi>
              </mrow>
              <mo stretchy="false">=</mo>
              <mrow>
                <mo stretchy="false">∫</mo>
                <mi>f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i>r</mi>
              </msup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frac>
              <mrow>
                <mo stretchy="false">∫</mo>
                <mrow>
                  <mrow>
                    <mo fence="true" stretchy="false">(</mo>
                    <mrow>
                      <mrow>
                        <mi>f</mi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>r</mi>
                        </msup>
                      </mrow>
                    </mrow>
                    <mo fence="true" stretchy="false">)</mo>
                  </mrow>
                  <mrow>
                    <mi>'</mi>
                    <mo stretchy="false">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row>
                <mrow>
                  <mi>r</mi>
                  <mo stretchy="false">∗</mo>
                  <mi>f</mi>
                </mrow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∗</mo>
            <mi mathvariant="italic">dx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frac>
                  <mrow>
                    <mi>f</mi>
                    <mrow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>r</mi>
                      </msup>
                      <mo stretchy="false">∗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row>
                      <mi>r</mi>
                      <mo stretchy="false">∗</mo>
                      <mi>f</mi>
                    </mrow>
                    <mi>'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−</mo>
                <mrow>
                  <mo stretchy="false">∫</mo>
                  <mi>f</mi>
                </mrow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i>r</mi>
              </msup>
              <mo stretchy="false">∗</mo>
              <mrow>
                <mo fence="true" stretchy="false">(</mo>
                <mrow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row>
                        <mi>r</mi>
                        <mo stretchy="false">∗</mo>
                        <mi>f</mi>
                      </mrow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  <mrow>
              <mrow>
                <mi>'</mi>
                <mo stretchy="false">∗</mo>
                <mi mathvariant="italic">dx</mi>
              </mrow>
              <mo stretchy="false">+</mo>
              <mi>C</mi>
            </mrow>
          </mrow>
        </mtd>
      </mtr>
      <mtr>
        <mtd>
          <mrow/>
        </mtd>
      </mtr>
      <mtr>
        <mtd>
          <mi mathvariant="italic">Prueba</mi>
        </mtd>
      </mtr>
      <mtr>
        <mtd>
          <mrow/>
        </mtd>
      </mtr>
      <mtr>
        <mtd>
          <mrow>
            <mrow>
              <mo fence="true" stretchy="false">(</mo>
              <mrow>
                <mfrac>
                  <mrow>
                    <mi>f</mi>
                    <mrow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>r</mi>
                      </msup>
                      <mo stretchy="false">∗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row>
                      <mi>r</mi>
                      <mo stretchy="false">∗</mo>
                      <mi>f</mi>
                    </mrow>
                    <mi>'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i>'</mi>
              <mo stretchy="false">=</mo>
              <mi>f</mi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i>r</mi>
              </msup>
              <mo stretchy="false">∗</mo>
              <mrow>
                <mo fence="true" stretchy="false">(</mo>
                <mrow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row>
                        <mi>r</mi>
                        <mo stretchy="false">∗</mo>
                        <mi>f</mi>
                      </mrow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  <mrow>
              <mi>'</mi>
              <mo stretchy="false">+</mo>
              <mrow>
                <mi>r</mi>
                <mo stretchy="false">∗</mo>
                <mi>f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r</mi>
                  <mo stretchy="false">−</mo>
                  <mn>1</mn>
                </mrow>
              </msup>
              <mo stretchy="false">∗</mo>
              <mi>f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i>r</mi>
                          <mo stretchy="false">∗</mo>
                          <mi>f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  <mo stretchy="false">=</mo>
              <mi>f</mi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i>r</mi>
              </msup>
              <mo stretchy="false">∗</mo>
              <mrow>
                <mo fence="true" stretchy="false">(</mo>
                <mrow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row>
                        <mi>r</mi>
                        <mo stretchy="false">∗</mo>
                        <mi>f</mi>
                      </mrow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  <mrow>
              <mi>'</mi>
              <mo stretchy="false">+</mo>
              <mi>f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r</mi>
            </msup>
          </mrow>
        </mtd>
      </mtr>
    </mtable>
    <annotation encoding="StarMath 5.0">(f( x )^r)'=r*f( x )^{ r-1 }*f'( x )
newline
newline
drarrow (f( x )^r)'=r*{f( x )^r} over {f(x)}*f'( x )
newline
newline
drarrow {(f( x )^r)'*f(x)} over {r*f'( x )}=f( x )^r
newline
newline
drarrow int {(f( x )^r)'*f(x)} over {r*f'( x )}*dx= int f( x )^r*dx
newline
newline
int {(f( x )^r)'*f(x)} over {r*f'( x )}*dx
newline
newline
`={f( x )^r*f(x)} over {r*f'( x )} - int f( x )^r*({f(x)} over {r*f'( x )})'*dx + C
newline
newline
Prueba
newline
newline
({f( x )^r*f(x)} over {r*f'( x )})' =f( x )^r*({f(x)} over {r*f'( x )})'+r*f( x )^{r-1}*f'( x )*({f(x)} over {r*f'( x )})=f( x )^r*({f(x)} over {r*f'( x )})'+f( x )^r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09:07:20.149593982</meta:creation-date>
    <dc:date>2020-05-09T09:20:37.931806648</dc:date>
    <meta:editing-duration>PT12M12S</meta:editing-duration>
    <meta:editing-cycles>5</meta:editing-cycles>
    <meta:generator>LibreOffice/6.4.3.2$Linux_X86_64 LibreOffice_project/40$Build-2</meta:generator>
  </office:meta>
</office:document-meta>
</file>